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24aa5" officeooo:paragraph-rsid="00024aa5"/>
    </style:style>
    <style:style style:name="P2" style:family="paragraph" style:parent-style-name="Standard">
      <style:text-properties officeooo:rsid="00024aa5" officeooo:paragraph-rsid="00024aa5"/>
    </style:style>
    <style:style style:name="P3" style:family="paragraph" style:parent-style-name="Standard">
      <style:text-properties officeooo:rsid="0003730e" officeooo:paragraph-rsid="000373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oxy Timekeeper is an app to help you keep track of all your work hours and wages.</text:p>
      <text:p text:style-name="Standard"/>
      <text:p text:style-name="Standard">With Foxy Timekeeper You Can:</text:p>
      <text:p text:style-name="Standard"/>
      <text:list xml:id="list13029248" text:style-name="L1">
        <text:list-item>
          <text:p text:style-name="P1">Track Your Wages.</text:p>
        </text:list-item>
        <text:list-item>
          <text:p text:style-name="P1">Track Overtime Hours.</text:p>
        </text:list-item>
        <text:list-item>
          <text:p text:style-name="P1">Track Your Hours Worked.</text:p>
        </text:list-item>
        <text:list-item>
          <text:p text:style-name="P1">Track Your Shift Differentials.</text:p>
        </text:list-item>
        <text:list-item>
          <text:p text:style-name="P1">Includes: Overtime Multiplier.</text:p>
        </text:list-item>
        <text:list-item>
          <text:p text:style-name="P1">Includes: Holiday Multiplier.</text:p>
        </text:list-item>
      </text:list>
      <text:p text:style-name="P2"/>
      <text:p text:style-name="P3">So be like a Fox, and let Foxie Track Some Time For You!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2T23:57:25.913000000</meta:creation-date>
    <dc:date>2019-09-23T00:11:12.744000000</dc:date>
    <meta:editing-duration>PT3M36S</meta:editing-duration>
    <meta:editing-cycles>1</meta:editing-cycles>
    <meta:document-statistic meta:table-count="0" meta:image-count="0" meta:object-count="0" meta:page-count="1" meta:paragraph-count="9" meta:word-count="61" meta:character-count="325" meta:non-whitespace-character-count="279"/>
    <meta:generator>LibreOffice/6.3.1.2$Windows_X86_64 LibreOffice_project/b79626edf0065ac373bd1df5c28bd630b4424273</meta:generator>
  </office:meta>
</office:document-meta>
</file>